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310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table:align="margins"/>
    </style:style>
    <style:style style:name="Table3.A" style:family="table-column">
      <style:table-column-properties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table:align="margins"/>
    </style:style>
    <style:style style:name="Table4.A" style:family="table-column">
      <style:table-column-properties style:rel-column-width="1638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table:align="margins"/>
    </style:style>
    <style:style style:name="Table6.A" style:family="table-column">
      <style:table-column-properties style:rel-column-width="16383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16383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D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D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table:align="margins"/>
    </style:style>
    <style:style style:name="Table8.A" style:family="table-column">
      <style:table-column-properties style:rel-column-width="16383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able_20_Heading">
      <style:paragraph-properties fo:text-align="left" style:justify-single-word="false"/>
    </style:style>
    <style:style style:name="P9" style:family="paragraph" style:parent-style-name="Table_20_Contents">
      <style:paragraph-properties fo:text-align="left" style:justify-single-word="false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Preformatted_20_Text" style:list-style-name="L14">
      <style:paragraph-properties fo:margin-top="0cm" fo:margin-bottom="0.499cm" style:contextual-spacing="false"/>
    </style:style>
    <style:style style:name="P19" style:family="paragraph" style:parent-style-name="Text_20_body" style:list-style-name="L15"/>
    <style:style style:name="P20" style:family="paragraph" style:parent-style-name="Preformatted_20_Text" style:list-style-name="L15">
      <style:paragraph-properties fo:margin-top="0cm" fo:margin-bottom="0.499cm" style:contextual-spacing="false"/>
    </style:style>
    <style:style style:name="P21" style:family="paragraph" style:parent-style-name="Text_20_body" style:list-style-name="L16"/>
    <style:style style:name="T1" style:family="text">
      <style:text-properties fo:font-weight="bold"/>
    </style:style>
    <style:style style:name="T2" style:family="text">
      <style:text-properties style:font-name="Liberation Mono"/>
    </style:style>
    <style:style style:name="T3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 — Módulo de Contactos CRM</text:h>
      <text:p text:style-name="Text_20_body"><text:span text:style-name="T1">Fecha:</text:span> 11/05/2026 <text:span text:style-name="T1">Estado:</text:span> PENDIENTE DE DESARROLLO <text:span text:style-name="T1">Sprint:</text:span> 2 <text:span text:style-name="T1">Autor:</text:span> Analista de Negocio — CRM Squad <text:span text:style-name="T1">Versión:</text:span> 1.0</text:p>
      <text:p text:style-name="Horizontal_20_Line"/>
      <text:h text:style-name="Heading_20_2" text:outline-level="2">1. Descripción general</text:h>
      <text:p text:style-name="Text_20_body">El módulo de Contactos gestiona las personas físicas asociadas a un cliente registrado en el CRM. Cada contacto representa un interlocutor real dentro de la organización cliente: puede ser un decisor, un usuario técnico, un responsable de compras, etc.</text:p>
      <text:p text:style-name="Text_20_body">Un <text:span text:style-name="T1">cliente</text:span> (<text:span text:style-name="T2">dbo.CRM_CLIENTES</text:span>) puede tener <text:span text:style-name="T1">múltiples contactos</text:span>. La relación es 1:N. Los contactos no existen de forma independiente: siempre pertenecen a un cliente activo.</text:p>
      <text:p text:style-name="Text_20_body">El módulo cubre la creación, consulta, edición y baja lógica de contactos. La baja es lógica (campo <text:span text:style-name="T2">activo = 0</text:span>), lo que preserva la integridad histórica de las interacciones registradas en el CRM.</text:p>
      <text:p text:style-name="Text_20_body"><text:span text:style-name="T1">Alcance del Sprint 2:</text:span></text:p>
      <text:list text:style-name="L1">
        <text:list-item>
          <text:p text:style-name="P1">CRUD completo de contactos (baja lógica, no física).</text:p>
        </text:list-item>
        <text:list-item>
          <text:p text:style-name="P1">Asociación obligatoria a un cliente existente y activo.</text:p>
        </text:list-item>
        <text:list-item>
          <text:p text:style-name="P1">Registro de canal de contacto preferido.</text:p>
        </text:list-item>
        <text:list-item>
          <text:p text:style-name="P1">Control de acceso diferenciado por rol (ADMIN / REGULAR).</text:p>
        </text:list-item>
        <text:list-item>
          <text:p text:style-name="P1">Trazabilidad de creación mediante <text:span text:style-name="T2">creado_por</text:span> y <text:span text:style-name="T2">fecha_creacion</text:span>.</text:p>
        </text:list-item>
      </text:list>
      <text:p text:style-name="Text_20_body"><text:span text:style-name="T1">Fuera de alcance (Sprint 2):</text:span></text:p>
      <text:list text:style-name="L2">
        <text:list-item>
          <text:p text:style-name="P2">Historial de interacciones por contacto.</text:p>
        </text:list-item>
        <text:list-item>
          <text:p text:style-name="P2">Importación masiva de contactos (CSV/Excel).</text:p>
        </text:list-item>
        <text:list-item>
          <text:p text:style-name="P2">Envío de comunicaciones desde el módulo.</text:p>
        </text:list-item>
        <text:list-item>
          <text:p text:style-name="P2">Foto o archivos adjuntos al contacto.</text:p>
        </text:list-item>
      </text:list>
      <text:p text:style-name="Horizontal_20_Line"/>
      <text:h text:style-name="Heading_20_2" text:outline-level="2">2. Historias de usuario</text:h>
      <text:h text:style-name="Heading_20_3" text:outline-level="3">HU-CON-01 — Listar contactos de un cliente</text:h>
      <text:p text:style-name="Quotations"><text:span text:style-name="T1">Como</text:span> usuario autenticado (ADMIN o REGULAR), <text:span text:style-name="T1">quiero</text:span> ver la lista de contactos asociados a un cliente, <text:span text:style-name="T1">para</text:span> identificar rápidamente con quién debo comunicarme.</text:p>
      <text:p text:style-name="Text_20_body"><text:span text:style-name="T1">Criterios de prioridad:</text:span> Alta <text:span text:style-name="T1">Estimación:</text:span> 3 puntos</text:p>
      <text:p text:style-name="Horizontal_20_Line"/>
      <text:h text:style-name="Heading_20_3" text:outline-level="3">HU-CON-02 — Crear un nuevo contacto</text:h>
      <text:p text:style-name="Quotations"><text:span text:style-name="T1">Como</text:span> usuario autenticado (ADMIN o REGULAR), <text:span text:style-name="T1">quiero</text:span> registrar un nuevo contacto asociado a un cliente, <text:span text:style-name="T1">para</text:span> mantener actualizada la agenda de interlocutores del CRM.</text:p>
      <text:p text:style-name="Text_20_body"><text:span text:style-name="T1">Criterios de prioridad:</text:span> Alta <text:span text:style-name="T1">Estimación:</text:span> 5 puntos</text:p>
      <text:p text:style-name="Horizontal_20_Line"/>
      <text:h text:style-name="Heading_20_3" text:outline-level="3">HU-CON-03 — Editar un contacto existente</text:h>
      <text:p text:style-name="Quotations"><text:span text:style-name="T1">Como</text:span> usuario autenticado (ADMIN o REGULAR), <text:span text:style-name="T1">quiero</text:span> modificar los datos de un contacto (cargo, teléfono, email, canal preferido), <text:span text:style-name="T1">para</text:span> mantener la información vigente y precisa.</text:p>
      <text:p text:style-name="Text_20_body"><text:span text:style-name="T1">Criterios de prioridad:</text:span> Alta <text:span text:style-name="T1">Estimación:</text:span> 3 puntos</text:p>
      <text:p text:style-name="Horizontal_20_Line"/>
      <text:h text:style-name="Heading_20_3" text:outline-level="3">HU-CON-04 — Dar de baja un contacto (baja lógica)</text:h>
      <text:p text:style-name="Quotations"><text:span text:style-name="T1">Como</text:span> usuario ADMIN, <text:span text:style-name="T1">quiero</text:span> marcar un contacto como inactivo, <text:span text:style-name="T1">para</text:span> desactivarlo sin eliminar su historial ni su trazabilidad.</text:p>
      <text:p text:style-name="Text_20_body"><text:span text:style-name="T1">Criterios de prioridad:</text:span> Media <text:span text:style-name="T1">Estimación:</text:span> 2 puntos</text:p>
      <text:p text:style-name="Horizontal_20_Line"/>
      <text:h text:style-name="Heading_20_3" text:outline-level="3">HU-CON-05 — Ver detalle de un contacto</text:h>
      <text:p text:style-name="Quotations"><text:span text:style-name="T1">Como</text:span> usuario autenticado (ADMIN o REGULAR), <text:span text:style-name="T1">quiero</text:span> consultar el detalle completo de un contacto, <text:span text:style-name="T1">para</text:span> ver todos sus datos de comunicación antes de contactarlo.</text:p>
      <text:p text:style-name="Text_20_body"><text:span text:style-name="T1">Criterios de prioridad:</text:span> Media <text:span text:style-name="T1">Estimación:</text:span> 2 puntos</text:p>
      <text:p text:style-name="Horizontal_20_Line"/>
      <text:h text:style-name="Heading_20_2" text:outline-level="2">3. Criterios de aceptación</text:h>
      <text:h text:style-name="Heading_20_3" text:outline-level="3">HU-CON-01 — Listar contactos</text:h>
      <text:list text:style-name="L3">
        <text:list-item>
          <text:p text:style-name="P3"><loext:content-control loext:checkbox="true" loext:checked-state="☒" loext:unchecked-state="☐" loext:id="322211951">☐</loext:content-control> El listado se filtra por <text:span text:style-name="T2">id_cliente</text:span>; no se muestra mezcla de clientes.</text:p>
        </text:list-item>
        <text:list-item>
          <text:p text:style-name="P3"><loext:content-control loext:checkbox="true" loext:checked-state="☒" loext:unchecked-state="☐" loext:id="762150355">☐</loext:content-control> Por defecto se muestran solo los contactos con <text:span text:style-name="T2">activo = 1</text:span>.</text:p>
        </text:list-item>
        <text:list-item>
          <text:p text:style-name="P3"><loext:content-control loext:checkbox="true" loext:checked-state="☒" loext:unchecked-state="☐" loext:id="1177845808">☐</loext:content-control> El ADMIN puede activar un filtro para ver también los contactos inactivos.</text:p>
        </text:list-item>
        <text:list-item>
          <text:p text:style-name="P3"><loext:content-control loext:checkbox="true" loext:checked-state="☒" loext:unchecked-state="☐" loext:id="1288954245">☐</loext:content-control> El listado muestra: nombre completo, cargo, email, teléfono, canal preferido y estado.</text:p>
        </text:list-item>
        <text:list-item>
          <text:p text:style-name="P3"><loext:content-control loext:checkbox="true" loext:checked-state="☒" loext:unchecked-state="☐" loext:id="1325162800">☐</loext:content-control> Si el cliente no tiene contactos, se muestra el mensaje: <text:span text:style-name="T3">"Este cliente aún no tiene contactos registrados."</text:span></text:p>
        </text:list-item>
        <text:list-item>
          <text:p text:style-name="P3"><loext:content-control loext:checkbox="true" loext:checked-state="☒" loext:unchecked-state="☐" loext:id="1752374216">☐</loext:content-control> El listado es accesible desde la ficha del cliente.</text:p>
        </text:list-item>
      </text:list>
      <text:h text:style-name="Heading_20_3" text:outline-level="3" text:is-list-header="true">HU-CON-02 — Crear contacto</text:h>
      <text:list text:style-name="L4">
        <text:list-item>
          <text:p text:style-name="P4"><loext:content-control loext:checkbox="true" loext:checked-state="☒" loext:unchecked-state="☐" loext:id="1478522569">☐</loext:content-control> El formulario requiere como mínimo: nombre, apellido, email y <text:span text:style-name="T2">id_cliente</text:span>.</text:p>
        </text:list-item>
        <text:list-item>
          <text:p text:style-name="P4"><loext:content-control loext:checkbox="true" loext:checked-state="☒" loext:unchecked-state="☐" loext:id="468122006">☐</loext:content-control> No se puede crear un contacto si el cliente asociado no existe o está inactivo.</text:p>
        </text:list-item>
        <text:list-item>
          <text:p text:style-name="P4"><loext:content-control loext:checkbox="true" loext:checked-state="☒" loext:unchecked-state="☐" loext:id="95784904">☐</loext:content-control> El email debe tener formato válido (regex estándar RFC 5322 simplificado).</text:p>
        </text:list-item>
        <text:list-item>
          <text:p text:style-name="P4"><loext:content-control loext:checkbox="true" loext:checked-state="☒" loext:unchecked-state="☐" loext:id="1348548983">☐</loext:content-control> No puede existir otro contacto activo con el mismo email dentro del mismo cliente.</text:p>
        </text:list-item>
        <text:list-item>
          <text:p text:style-name="P4"><loext:content-control loext:checkbox="true" loext:checked-state="☒" loext:unchecked-state="☐" loext:id="1472503137">☐</loext:content-control> El campo <text:span text:style-name="T2">canal_preferido</text:span> acepta únicamente: <text:span text:style-name="T2">EMAIL</text:span>, <text:span text:style-name="T2">TELEFONO</text:span>, <text:span text:style-name="T2">WHATSAPP</text:span>.</text:p>
        </text:list-item>
        <text:list-item>
          <text:p text:style-name="P4"><loext:content-control loext:checkbox="true" loext:checked-state="☒" loext:unchecked-state="☐" loext:id="1101877405">☐</loext:content-control> El campo <text:span text:style-name="T2">creado_por</text:span> se rellena automáticamente con el <text:span text:style-name="T2">username</text:span> del usuario autenticado (extraído del JWT).</text:p>
        </text:list-item>
        <text:list-item>
          <text:p text:style-name="P4"><loext:content-control loext:checkbox="true" loext:checked-state="☒" loext:unchecked-state="☐" loext:id="1454532724">☐</loext:content-control> La <text:span text:style-name="T2">fecha_creacion</text:span> se asigna automáticamente en el backend (no la envía el frontend).</text:p>
        </text:list-item>
        <text:list-item>
          <text:p text:style-name="P4"><loext:content-control loext:checkbox="true" loext:checked-state="☒" loext:unchecked-state="☐" loext:id="1812729958">☐</loext:content-control> Tras guardar, se redirige al listado de contactos del cliente y se muestra un mensaje de éxito.</text:p>
        </text:list-item>
        <text:list-item>
          <text:p text:style-name="P4"><loext:content-control loext:checkbox="true" loext:checked-state="☒" loext:unchecked-state="☐" loext:id="1713306573">☐</loext:content-control> Se registra la acción en <text:span text:style-name="T2">BRM_CONFIG.AUD_AUDITORIA</text:span>.</text:p>
        </text:list-item>
      </text:list>
      <text:h text:style-name="Heading_20_3" text:outline-level="3" text:is-list-header="true">HU-CON-03 — Editar contacto</text:h>
      <text:list text:style-name="L5">
        <text:list-item>
          <text:p text:style-name="P5"><loext:content-control loext:checkbox="true" loext:checked-state="☒" loext:unchecked-state="☐" loext:id="1299245828">☐</loext:content-control> Se pueden modificar: nombre, apellido, cargo, teléfono, email, canal preferido.</text:p>
        </text:list-item>
        <text:list-item>
          <text:p text:style-name="P5"><loext:content-control loext:checkbox="true" loext:checked-state="☒" loext:unchecked-state="☐" loext:id="684626142">☐</loext:content-control> No se puede modificar el <text:span text:style-name="T2">id_cliente</text:span> ni el <text:span text:style-name="T2">creado_por</text:span> ni la <text:span text:style-name="T2">fecha_creacion</text:span>.</text:p>
        </text:list-item>
        <text:list-item>
          <text:p text:style-name="P5"><loext:content-control loext:checkbox="true" loext:checked-state="☒" loext:unchecked-state="☐" loext:id="381826536">☐</loext:content-control> Las validaciones de email y canal preferido aplican igual que en creación.</text:p>
        </text:list-item>
        <text:list-item>
          <text:p text:style-name="P5"><loext:content-control loext:checkbox="true" loext:checked-state="☒" loext:unchecked-state="☐" loext:id="2048899049">☐</loext:content-control> Si el email cambia, se revalida la unicidad dentro del cliente.</text:p>
        </text:list-item>
        <text:list-item>
          <text:p text:style-name="P5"><loext:content-control loext:checkbox="true" loext:checked-state="☒" loext:unchecked-state="☐" loext:id="722340660">☐</loext:content-control> Tras guardar, se muestra mensaje de éxito y el listado se actualiza.</text:p>
        </text:list-item>
        <text:list-item>
          <text:p text:style-name="P5"><loext:content-control loext:checkbox="true" loext:checked-state="☒" loext:unchecked-state="☐" loext:id="2014947614">☐</loext:content-control> Se registra la acción en <text:span text:style-name="T2">BRM_CONFIG.AUD_AUDITORIA</text:span>.</text:p>
        </text:list-item>
      </text:list>
      <text:h text:style-name="Heading_20_3" text:outline-level="3" text:is-list-header="true">HU-CON-04 — Baja lógica</text:h>
      <text:list text:style-name="L6">
        <text:list-item>
          <text:p text:style-name="P6"><loext:content-control loext:checkbox="true" loext:checked-state="☒" loext:unchecked-state="☐" loext:id="1577293818">☐</loext:content-control> Solo un usuario con rol <text:span text:style-name="T2">ADMIN</text:span> puede ejecutar la baja.</text:p>
        </text:list-item>
        <text:list-item>
          <text:p text:style-name="P6"><loext:content-control loext:checkbox="true" loext:checked-state="☒" loext:unchecked-state="☐" loext:id="190488855">☐</loext:content-control> El botón de baja no se renderiza en el frontend para usuarios <text:span text:style-name="T2">REGULAR</text:span>.</text:p>
        </text:list-item>
        <text:list-item>
          <text:p text:style-name="P6"><loext:content-control loext:checkbox="true" loext:checked-state="☒" loext:unchecked-state="☐" loext:id="1198706642">☐</loext:content-control> El endpoint <text:span text:style-name="T2">DELETE /api/contactos/{id}</text:span> devuelve <text:span text:style-name="T2">403 Forbidden</text:span> si el rol no es <text:span text:style-name="T2">ADMIN</text:span>.</text:p>
        </text:list-item>
        <text:list-item>
          <text:p text:style-name="P6"><loext:content-control loext:checkbox="true" loext:checked-state="☒" loext:unchecked-state="☐" loext:id="823027747">☐</loext:content-control> La baja establece <text:span text:style-name="T2">activo = 0</text:span>; no elimina el registro de la base de datos.</text:p>
        </text:list-item>
        <text:list-item>
          <text:p text:style-name="P6"><loext:content-control loext:checkbox="true" loext:checked-state="☒" loext:unchecked-state="☐" loext:id="372870763">☐</loext:content-control> Se muestra un diálogo de confirmación antes de ejecutar la baja.</text:p>
        </text:list-item>
        <text:list-item>
          <text:p text:style-name="P6"><loext:content-control loext:checkbox="true" loext:checked-state="☒" loext:unchecked-state="☐" loext:id="1109355256">☐</loext:content-control> Se registra la acción en <text:span text:style-name="T2">BRM_CONFIG.AUD_AUDITORIA</text:span>.</text:p>
        </text:list-item>
      </text:list>
      <text:h text:style-name="Heading_20_3" text:outline-level="3" text:is-list-header="true">HU-CON-05 — Ver detalle</text:h>
      <text:list text:style-name="L7">
        <text:list-item>
          <text:p text:style-name="P7"><loext:content-control loext:checkbox="true" loext:checked-state="☒" loext:unchecked-state="☐" loext:id="648293281">☐</loext:content-control> El detalle muestra todos los campos del contacto en modo lectura.</text:p>
        </text:list-item>
        <text:list-item>
          <text:p text:style-name="P7"><loext:content-control loext:checkbox="true" loext:checked-state="☒" loext:unchecked-state="☐" loext:id="557295364">☐</loext:content-control> Se indica visualmente si el contacto está activo o inactivo.</text:p>
        </text:list-item>
        <text:list-item>
          <text:p text:style-name="P7"><loext:content-control loext:checkbox="true" loext:checked-state="☒" loext:unchecked-state="☐" loext:id="2016183916">☐</loext:content-control> Accesible desde el listado de contactos del cliente.</text:p>
        </text:list-item>
      </text:list>
      <text:p text:style-name="Horizontal_20_Line"/>
      <text:h text:style-name="Heading_20_2" text:outline-level="2">4. Reglas de negocio</text:h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8">ID</text:p>
            </table:table-cell>
            <table:table-cell table:style-name="Table1.B1" office:value-type="string">
              <text:p text:style-name="P8">Regla</text:p>
            </table:table-cell>
          </table:table-row>
        </table:table-header-rows>
        <table:table-row>
          <table:table-cell table:style-name="Table1.A2" office:value-type="string">
            <text:p text:style-name="P9">RN-CON-01</text:p>
          </table:table-cell>
          <table:table-cell table:style-name="Table1.B2" office:value-type="string">
            <text:p text:style-name="Table_20_Contents">Un contacto debe estar obligatoriamente asociado a un cliente existente y activo en <text:span text:style-name="T2">dbo.CRM_CLIENTES</text:span>.</text:p>
          </table:table-cell>
        </table:table-row>
        <table:table-row>
          <table:table-cell table:style-name="Table1.A2" office:value-type="string">
            <text:p text:style-name="P9">RN-CON-02</text:p>
          </table:table-cell>
          <table:table-cell table:style-name="Table1.B2" office:value-type="string">
            <text:p text:style-name="Table_20_Contents">No puede existir más de un contacto activo con el mismo email dentro del mismo cliente (<text:span text:style-name="T2">id_cliente</text:span> + <text:span text:style-name="T2">email</text:span> únicos cuando <text:span text:style-name="T2">activo = 1</text:span>).</text:p>
          </table:table-cell>
        </table:table-row>
        <table:table-row>
          <table:table-cell table:style-name="Table1.A2" office:value-type="string">
            <text:p text:style-name="P9">RN-CON-03</text:p>
          </table:table-cell>
          <table:table-cell table:style-name="Table1.B2" office:value-type="string">
            <text:p text:style-name="Table_20_Contents">El canal de contacto preferido (<text:span text:style-name="T2">canal_preferido</text:span>) solo admite los valores: <text:span text:style-name="T2">EMAIL</text:span>, <text:span text:style-name="T2">TELEFONO</text:span>, <text:span text:style-name="T2">WHATSAPP</text:span>.</text:p>
          </table:table-cell>
        </table:table-row>
        <table:table-row>
          <table:table-cell table:style-name="Table1.A2" office:value-type="string">
            <text:p text:style-name="P9">RN-CON-04</text:p>
          </table:table-cell>
          <table:table-cell table:style-name="Table1.B2" office:value-type="string">
            <text:p text:style-name="Table_20_Contents">La baja es siempre lógica (<text:span text:style-name="T2">activo = 0</text:span>). Ningún rol puede eliminar físicamente un registro de <text:span text:style-name="T2">dbo.CRM_CONTACTOS</text:span>.</text:p>
          </table:table-cell>
        </table:table-row>
        <table:table-row>
          <table:table-cell table:style-name="Table1.A2" office:value-type="string">
            <text:p text:style-name="P9">RN-CON-05</text:p>
          </table:table-cell>
          <table:table-cell table:style-name="Table1.B2" office:value-type="string">
            <text:p text:style-name="Table_20_Contents">Solo el rol <text:span text:style-name="T2">ADMIN</text:span> puede ejecutar la baja lógica de un contacto.</text:p>
          </table:table-cell>
        </table:table-row>
        <table:table-row>
          <table:table-cell table:style-name="Table1.A2" office:value-type="string">
            <text:p text:style-name="P9">RN-CON-06</text:p>
          </table:table-cell>
          <table:table-cell table:style-name="Table1.B2" office:value-type="string">
            <text:p text:style-name="Table_20_Contents">Los roles <text:span text:style-name="T2">ADMIN</text:span> y <text:span text:style-name="T2">REGULAR</text:span> pueden crear y editar contactos de clientes activos.</text:p>
          </table:table-cell>
        </table:table-row>
        <table:table-row>
          <table:table-cell table:style-name="Table1.A2" office:value-type="string">
            <text:p text:style-name="P9">RN-CON-07</text:p>
          </table:table-cell>
          <table:table-cell table:style-name="Table1.B2" office:value-type="string">
            <text:p text:style-name="Table_20_Contents">El campo <text:span text:style-name="T2">creado_por</text:span> se asigna en el backend desde el subject del JWT; el frontend no lo envía.</text:p>
          </table:table-cell>
        </table:table-row>
        <table:table-row>
          <table:table-cell table:style-name="Table1.A2" office:value-type="string">
            <text:p text:style-name="P9">RN-CON-08</text:p>
          </table:table-cell>
          <table:table-cell table:style-name="Table1.B2" office:value-type="string">
            <text:p text:style-name="Table_20_Contents">La <text:span text:style-name="T2">fecha_creacion</text:span> la asigna el backend en el momento del INSERT; el frontend no la envía ni puede modificarla.</text:p>
          </table:table-cell>
        </table:table-row>
        <table:table-row>
          <table:table-cell table:style-name="Table1.A2" office:value-type="string">
            <text:p text:style-name="P9">RN-CON-09</text:p>
          </table:table-cell>
          <table:table-cell table:style-name="Table1.B2" office:value-type="string">
            <text:p text:style-name="Table_20_Contents">Un contacto inactivo no puede ser editado. Si se intenta, el backend devuelve <text:span text:style-name="T2">409 Conflict</text:span> con el mensaje: <text:span text:style-name="T3">"El contacto está inactivo y no puede ser modificado."</text:span></text:p>
          </table:table-cell>
        </table:table-row>
        <table:table-row>
          <table:table-cell table:style-name="Table1.A2" office:value-type="string">
            <text:p text:style-name="P9">RN-CON-10</text:p>
          </table:table-cell>
          <table:table-cell table:style-name="Table1.B2" office:value-type="string">
            <text:p text:style-name="Table_20_Contents">Todas las altas, modificaciones y bajas quedan registradas en <text:span text:style-name="T2">BRM_CONFIG.AUD_AUDITORIA</text:span> con el usuario, la fecha y la acción realizada.</text:p>
          </table:table-cell>
        </table:table-row>
      </table:table>
      <text:p text:style-name="Text_20_body"/>
      <text:p text:style-name="Horizontal_20_Line"/>
      <text:h text:style-name="Heading_20_2" text:outline-level="2">5. Modelo de datos</text:h>
      <text:h text:style-name="Heading_20_3" text:outline-level="3">Tabla <text:span text:style-name="T2">dbo.CRM_CONTACTOS</text:span></text:h>
      <text:p text:style-name="P10">CREATE TABLE dbo.CRM_CONTACTOS (<text:line-break/> <text:s text:c="3"/>id <text:s text:c="14"/>INT <text:s text:c="10"/>IDENTITY(1,1) <text:s text:c="2"/>NOT NULL,<text:line-break/> <text:s text:c="3"/>id_cliente <text:s text:c="6"/>INT <text:s text:c="26"/>NOT NULL,<text:line-break/> <text:s text:c="3"/>nombre <text:s text:c="10"/>NVARCHAR(100) <text:s text:c="16"/>NOT NULL,<text:line-break/> <text:s text:c="3"/>apellido <text:s text:c="8"/>NVARCHAR(100) <text:s text:c="16"/>NOT NULL,<text:line-break/> <text:s text:c="3"/>cargo <text:s text:c="11"/>NVARCHAR(150) <text:s text:c="16"/>NULL,<text:line-break/> <text:s text:c="3"/>email <text:s text:c="11"/>NVARCHAR(255) <text:s text:c="16"/>NOT NULL,<text:line-break/> <text:s text:c="3"/>telefono <text:s text:c="8"/>NVARCHAR(30) <text:s text:c="17"/>NULL,<text:line-break/> <text:s text:c="3"/>canal_preferido <text:s/>NVARCHAR(20) <text:s text:c="17"/>NOT NULL <text:s/>DEFAULT 'EMAIL',<text:line-break/> <text:s text:c="3"/>activo <text:s text:c="10"/>BIT <text:s text:c="26"/>NOT NULL <text:s/>DEFAULT 1,<text:line-break/> <text:s text:c="3"/>fecha_creacion <text:s text:c="2"/>DATETIME2(0) <text:s text:c="17"/>NOT NULL <text:s/>DEFAULT GETDATE(),<text:line-break/> <text:s text:c="3"/>creado_por <text:s text:c="6"/>NVARCHAR(100) <text:s text:c="16"/>NOT NULL,<text:line-break/><text:line-break/> <text:s text:c="3"/>CONSTRAINT PK_CRM_CONTACTOS <text:s text:c="6"/>PRIMARY KEY (id),<text:line-break/> <text:s text:c="3"/>CONSTRAINT FK_CONTACTOS_CLIENTE <text:s text:c="2"/>FOREIGN KEY (id_cliente)<text:line-break/> <text:s text:c="7"/>REFERENCES dbo.CRM_CLIENTES (id),<text:line-break/> <text:s text:c="3"/>CONSTRAINT CHK_CANAL_PREFERIDO <text:s text:c="3"/>CHECK (canal_preferido IN ('EMAIL', 'TELEFONO', 'WHATSAPP')),<text:line-break/> <text:s text:c="3"/>CONSTRAINT UQ_EMAIL_CLIENTE_ACTIVO UNIQUE (id_cliente, email, activo)<text:line-break/>);<text:line-break/><text:line-break/>CREATE INDEX IX_CRM_CONTACTOS_CLIENTE<text:line-break/> <text:s text:c="3"/>ON dbo.CRM_CONTACTOS (id_cliente, activo);</text:p>
      <text:p text:style-name="Text_20_body"><text:span text:style-name="T1">Detalle de columnas:</text:span></text:p>
      <table:table table:name="Table2" table:style-name="Table2">
        <table:table-column table:style-name="Table2.A" table:number-columns-repeated="5"/>
        <table:table-header-rows>
          <table:table-row>
            <table:table-cell table:style-name="Table2.A1" office:value-type="string">
              <text:p text:style-name="P8">Columna</text:p>
            </table:table-cell>
            <table:table-cell table:style-name="Table2.A1" office:value-type="string">
              <text:p text:style-name="P8">Tipo</text:p>
            </table:table-cell>
            <table:table-cell table:style-name="Table2.A1" office:value-type="string">
              <text:p text:style-name="P8">Nulo</text:p>
            </table:table-cell>
            <table:table-cell table:style-name="Table2.A1" office:value-type="string">
              <text:p text:style-name="P8">Default</text:p>
            </table:table-cell>
            <table:table-cell table:style-name="Table2.E1" office:value-type="string">
              <text:p text:style-name="P8">Descripción</text:p>
            </table:table-cell>
          </table:table-row>
        </table:table-header-rows>
        <table:table-row>
          <table:table-cell table:style-name="Table2.A2" office:value-type="string">
            <text:p text:style-name="Table_20_Contents"><text:span text:style-name="T2">id</text:span></text:p>
          </table:table-cell>
          <table:table-cell table:style-name="Table2.A2" office:value-type="string">
            <text:p text:style-name="P9">INT IDENTITY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P9">—</text:p>
          </table:table-cell>
          <table:table-cell table:style-name="Table2.E2" office:value-type="string">
            <text:p text:style-name="P9">PK autoincremental.</text:p>
          </table:table-cell>
        </table:table-row>
        <table:table-row>
          <table:table-cell table:style-name="Table2.A2" office:value-type="string">
            <text:p text:style-name="Table_20_Contents"><text:span text:style-name="T2">id_cliente</text:span></text:p>
          </table:table-cell>
          <table:table-cell table:style-name="Table2.A2" office:value-type="string">
            <text:p text:style-name="P9">INT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P9">—</text:p>
          </table:table-cell>
          <table:table-cell table:style-name="Table2.E2" office:value-type="string">
            <text:p text:style-name="Table_20_Contents">FK a <text:span text:style-name="T2">dbo.CRM_CLIENTES.id</text:span>. Obligatorio.</text:p>
          </table:table-cell>
        </table:table-row>
        <table:table-row>
          <table:table-cell table:style-name="Table2.A2" office:value-type="string">
            <text:p text:style-name="Table_20_Contents"><text:span text:style-name="T2">nombre</text:span></text:p>
          </table:table-cell>
          <table:table-cell table:style-name="Table2.A2" office:value-type="string">
            <text:p text:style-name="P9">NVARCHAR(100)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P9">—</text:p>
          </table:table-cell>
          <table:table-cell table:style-name="Table2.E2" office:value-type="string">
            <text:p text:style-name="P9">Nombre de pila del contacto.</text:p>
          </table:table-cell>
        </table:table-row>
        <table:table-row>
          <table:table-cell table:style-name="Table2.A2" office:value-type="string">
            <text:p text:style-name="Table_20_Contents"><text:span text:style-name="T2">apellido</text:span></text:p>
          </table:table-cell>
          <table:table-cell table:style-name="Table2.A2" office:value-type="string">
            <text:p text:style-name="P9">NVARCHAR(100)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P9">—</text:p>
          </table:table-cell>
          <table:table-cell table:style-name="Table2.E2" office:value-type="string">
            <text:p text:style-name="P9">Apellido del contacto.</text:p>
          </table:table-cell>
        </table:table-row>
        <table:table-row>
          <table:table-cell table:style-name="Table2.A2" office:value-type="string">
            <text:p text:style-name="Table_20_Contents"><text:span text:style-name="T2">cargo</text:span></text:p>
          </table:table-cell>
          <table:table-cell table:style-name="Table2.A2" office:value-type="string">
            <text:p text:style-name="P9">NVARCHAR(150)</text:p>
          </table:table-cell>
          <table:table-cell table:style-name="Table2.A2" office:value-type="string">
            <text:p text:style-name="P9">SI</text:p>
          </table:table-cell>
          <table:table-cell table:style-name="Table2.A2" office:value-type="string">
            <text:p text:style-name="P9">NULL</text:p>
          </table:table-cell>
          <table:table-cell table:style-name="Table2.E2" office:value-type="string">
            <text:p text:style-name="P9">Puesto o rol dentro del cliente (ej. "Gerente de TI").</text:p>
          </table:table-cell>
        </table:table-row>
        <table:table-row>
          <table:table-cell table:style-name="Table2.A2" office:value-type="string">
            <text:p text:style-name="Table_20_Contents"><text:span text:style-name="T2">email</text:span></text:p>
          </table:table-cell>
          <table:table-cell table:style-name="Table2.A2" office:value-type="string">
            <text:p text:style-name="P9">NVARCHAR(255)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P9">—</text:p>
          </table:table-cell>
          <table:table-cell table:style-name="Table2.E2" office:value-type="string">
            <text:p text:style-name="P9">Email de contacto. Único por cliente activo.</text:p>
          </table:table-cell>
        </table:table-row>
        <table:table-row>
          <table:table-cell table:style-name="Table2.A2" office:value-type="string">
            <text:p text:style-name="Table_20_Contents"><text:span text:style-name="T2">telefono</text:span></text:p>
          </table:table-cell>
          <table:table-cell table:style-name="Table2.A2" office:value-type="string">
            <text:p text:style-name="P9">NVARCHAR(30)</text:p>
          </table:table-cell>
          <table:table-cell table:style-name="Table2.A2" office:value-type="string">
            <text:p text:style-name="P9">SI</text:p>
          </table:table-cell>
          <table:table-cell table:style-name="Table2.A2" office:value-type="string">
            <text:p text:style-name="P9">NULL</text:p>
          </table:table-cell>
          <table:table-cell table:style-name="Table2.E2" office:value-type="string">
            <text:p text:style-name="P9">Número de teléfono (incluye prefijo internacional).</text:p>
          </table:table-cell>
        </table:table-row>
        <table:table-row>
          <table:table-cell table:style-name="Table2.A2" office:value-type="string">
            <text:p text:style-name="Table_20_Contents"><text:span text:style-name="T2">canal_preferido</text:span></text:p>
          </table:table-cell>
          <table:table-cell table:style-name="Table2.A2" office:value-type="string">
            <text:p text:style-name="P9">NVARCHAR(20)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Table_20_Contents"><text:span text:style-name="T2">'EMAIL'</text:span></text:p>
          </table:table-cell>
          <table:table-cell table:style-name="Table2.E2" office:value-type="string">
            <text:p text:style-name="Table_20_Contents">Canal de comunicación preferido: <text:span text:style-name="T2">EMAIL</text:span>, <text:span text:style-name="T2">TELEFONO</text:span>, <text:span text:style-name="T2">WHATSAPP</text:span>.</text:p>
          </table:table-cell>
        </table:table-row>
        <table:table-row>
          <table:table-cell table:style-name="Table2.A2" office:value-type="string">
            <text:p text:style-name="Table_20_Contents"><text:span text:style-name="T2">activo</text:span></text:p>
          </table:table-cell>
          <table:table-cell table:style-name="Table2.A2" office:value-type="string">
            <text:p text:style-name="P9">BIT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Table_20_Contents"><text:span text:style-name="T2">1</text:span></text:p>
          </table:table-cell>
          <table:table-cell table:style-name="Table2.E2" office:value-type="string">
            <text:p text:style-name="Table_20_Contents"><text:span text:style-name="T2">1</text:span> = activo, <text:span text:style-name="T2">0</text:span> = baja lógica.</text:p>
          </table:table-cell>
        </table:table-row>
        <table:table-row>
          <table:table-cell table:style-name="Table2.A2" office:value-type="string">
            <text:p text:style-name="Table_20_Contents"><text:span text:style-name="T2">fecha_creacion</text:span></text:p>
          </table:table-cell>
          <table:table-cell table:style-name="Table2.A2" office:value-type="string">
            <text:p text:style-name="P9">DATETIME2(0)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Table_20_Contents"><text:span text:style-name="T2">GETDATE()</text:span></text:p>
          </table:table-cell>
          <table:table-cell table:style-name="Table2.E2" office:value-type="string">
            <text:p text:style-name="P9">Timestamp de creación asignado por el backend.</text:p>
          </table:table-cell>
        </table:table-row>
        <table:table-row>
          <table:table-cell table:style-name="Table2.A2" office:value-type="string">
            <text:p text:style-name="Table_20_Contents"><text:span text:style-name="T2">creado_por</text:span></text:p>
          </table:table-cell>
          <table:table-cell table:style-name="Table2.A2" office:value-type="string">
            <text:p text:style-name="P9">NVARCHAR(100)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P9">—</text:p>
          </table:table-cell>
          <table:table-cell table:style-name="Table2.E2" office:value-type="string">
            <text:p text:style-name="P9">Username del usuario que creó el registro (del JWT).</text:p>
          </table:table-cell>
        </table:table-row>
      </table:table>
      <text:p text:style-name="Text_20_body"/>
      <text:p text:style-name="Text_20_body"><text:span text:style-name="T1">Notas sobre el constraint de unicidad:</text:span> El constraint <text:span text:style-name="T2">UQ_EMAIL_CLIENTE_ACTIVO</text:span> sobre <text:span text:style-name="T2">(id_cliente, email, activo)</text:span> permite que un email previamente dado de baja pueda reutilizarse para un nuevo contacto activo dentro del mismo cliente, sin violar la unicidad. La validación de negocio (RN-CON-02) se aplica adicionalmente en capa de servicio consultando explícitamente <text:span text:style-name="T2">activo = 1</text:span>.</text:p>
      <text:p text:style-name="Horizontal_20_Line"/>
      <text:h text:style-name="Heading_20_2" text:outline-level="2">6. Impacto en el sistema</text:h>
      <text:h text:style-name="Heading_20_3" text:outline-level="3">Backend</text:h>
      <text:p text:style-name="Text_20_body"><text:span text:style-name="T1">Nuevas clases / archivos a crear: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8">Artefacto</text:p>
            </table:table-cell>
            <table:table-cell table:style-name="Table3.A1" office:value-type="string">
              <text:p text:style-name="P8">Tipo</text:p>
            </table:table-cell>
            <table:table-cell table:style-name="Table3.C1" office:value-type="string">
              <text:p text:style-name="P8">Ruta sugerida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T2">Contacto.java</text:span></text:p>
          </table:table-cell>
          <table:table-cell table:style-name="Table3.A2" office:value-type="string">
            <text:p text:style-name="P9">Entidad JPA</text:p>
          </table:table-cell>
          <table:table-cell table:style-name="Table3.C2" office:value-type="string">
            <text:p text:style-name="Table_20_Contents"><text:span text:style-name="T2">com.sergio.login.contacto</text:span></text:p>
          </table:table-cell>
        </table:table-row>
        <table:table-row>
          <table:table-cell table:style-name="Table3.A2" office:value-type="string">
            <text:p text:style-name="Table_20_Contents"><text:span text:style-name="T2">ContactoRepository.java</text:span></text:p>
          </table:table-cell>
          <table:table-cell table:style-name="Table3.A2" office:value-type="string">
            <text:p text:style-name="P9">Repository (Spring Data)</text:p>
          </table:table-cell>
          <table:table-cell table:style-name="Table3.C2" office:value-type="string">
            <text:p text:style-name="Table_20_Contents"><text:span text:style-name="T2">com.sergio.login.contacto</text:span></text:p>
          </table:table-cell>
        </table:table-row>
        <table:table-row>
          <table:table-cell table:style-name="Table3.A2" office:value-type="string">
            <text:p text:style-name="Table_20_Contents"><text:span text:style-name="T2">ContactoService.java</text:span></text:p>
          </table:table-cell>
          <table:table-cell table:style-name="Table3.A2" office:value-type="string">
            <text:p text:style-name="P9">Service</text:p>
          </table:table-cell>
          <table:table-cell table:style-name="Table3.C2" office:value-type="string">
            <text:p text:style-name="Table_20_Contents"><text:span text:style-name="T2">com.sergio.login.contacto</text:span></text:p>
          </table:table-cell>
        </table:table-row>
        <table:table-row>
          <table:table-cell table:style-name="Table3.A2" office:value-type="string">
            <text:p text:style-name="Table_20_Contents"><text:span text:style-name="T2">ContactoController.java</text:span></text:p>
          </table:table-cell>
          <table:table-cell table:style-name="Table3.A2" office:value-type="string">
            <text:p text:style-name="P9">REST Controller</text:p>
          </table:table-cell>
          <table:table-cell table:style-name="Table3.C2" office:value-type="string">
            <text:p text:style-name="Table_20_Contents"><text:span text:style-name="T2">com.sergio.login.contacto</text:span></text:p>
          </table:table-cell>
        </table:table-row>
        <table:table-row>
          <table:table-cell table:style-name="Table3.A2" office:value-type="string">
            <text:p text:style-name="Table_20_Contents"><text:span text:style-name="T2">ContactoDTO.java</text:span></text:p>
          </table:table-cell>
          <table:table-cell table:style-name="Table3.A2" office:value-type="string">
            <text:p text:style-name="P9">DTO request/response</text:p>
          </table:table-cell>
          <table:table-cell table:style-name="Table3.C2" office:value-type="string">
            <text:p text:style-name="Table_20_Contents"><text:span text:style-name="T2">com.sergio.login.contacto.dto</text:span></text:p>
          </table:table-cell>
        </table:table-row>
      </table:table>
      <text:p text:style-name="Text_20_body"/>
      <text:p text:style-name="Text_20_body"><text:span text:style-name="T1">Endpoints REST nuevos:</text:span></text:p>
      <table:table table:name="Table4" table:style-name="Table4">
        <table:table-column table:style-name="Table4.A" table:number-columns-repeated="4"/>
        <table:table-header-rows>
          <table:table-row>
            <table:table-cell table:style-name="Table4.A1" office:value-type="string">
              <text:p text:style-name="P8">Método</text:p>
            </table:table-cell>
            <table:table-cell table:style-name="Table4.A1" office:value-type="string">
              <text:p text:style-name="P8">Endpoint</text:p>
            </table:table-cell>
            <table:table-cell table:style-name="Table4.A1" office:value-type="string">
              <text:p text:style-name="P8">Rol</text:p>
            </table:table-cell>
            <table:table-cell table:style-name="Table4.D1" office:value-type="string">
              <text:p text:style-name="P8">Descripción</text:p>
            </table:table-cell>
          </table:table-row>
        </table:table-header-rows>
        <table:table-row>
          <table:table-cell table:style-name="Table4.A2" office:value-type="string">
            <text:p text:style-name="Table_20_Contents"><text:span text:style-name="T2">GET</text:span></text:p>
          </table:table-cell>
          <table:table-cell table:style-name="Table4.A2" office:value-type="string">
            <text:p text:style-name="Table_20_Contents"><text:span text:style-name="T2">/api/contactos?idCliente={id}</text:span></text:p>
          </table:table-cell>
          <table:table-cell table:style-name="Table4.A2" office:value-type="string">
            <text:p text:style-name="P9">ADMIN, REGULAR</text:p>
          </table:table-cell>
          <table:table-cell table:style-name="Table4.D2" office:value-type="string">
            <text:p text:style-name="P9">Listar contactos de un cliente (activos por defecto).</text:p>
          </table:table-cell>
        </table:table-row>
        <table:table-row>
          <table:table-cell table:style-name="Table4.A2" office:value-type="string">
            <text:p text:style-name="Table_20_Contents"><text:span text:style-name="T2">GET</text:span></text:p>
          </table:table-cell>
          <table:table-cell table:style-name="Table4.A2" office:value-type="string">
            <text:p text:style-name="Table_20_Contents"><text:span text:style-name="T2">/api/contactos/{id}</text:span></text:p>
          </table:table-cell>
          <table:table-cell table:style-name="Table4.A2" office:value-type="string">
            <text:p text:style-name="P9">ADMIN, REGULAR</text:p>
          </table:table-cell>
          <table:table-cell table:style-name="Table4.D2" office:value-type="string">
            <text:p text:style-name="P9">Obtener detalle de un contacto.</text:p>
          </table:table-cell>
        </table:table-row>
        <table:table-row>
          <table:table-cell table:style-name="Table4.A2" office:value-type="string">
            <text:p text:style-name="Table_20_Contents"><text:span text:style-name="T2">POST</text:span></text:p>
          </table:table-cell>
          <table:table-cell table:style-name="Table4.A2" office:value-type="string">
            <text:p text:style-name="Table_20_Contents"><text:span text:style-name="T2">/api/contactos</text:span></text:p>
          </table:table-cell>
          <table:table-cell table:style-name="Table4.A2" office:value-type="string">
            <text:p text:style-name="P9">ADMIN, REGULAR</text:p>
          </table:table-cell>
          <table:table-cell table:style-name="Table4.D2" office:value-type="string">
            <text:p text:style-name="P9">Crear nuevo contacto.</text:p>
          </table:table-cell>
        </table:table-row>
        <table:table-row>
          <table:table-cell table:style-name="Table4.A2" office:value-type="string">
            <text:p text:style-name="Table_20_Contents"><text:span text:style-name="T2">PUT</text:span></text:p>
          </table:table-cell>
          <table:table-cell table:style-name="Table4.A2" office:value-type="string">
            <text:p text:style-name="Table_20_Contents"><text:span text:style-name="T2">/api/contactos/{id}</text:span></text:p>
          </table:table-cell>
          <table:table-cell table:style-name="Table4.A2" office:value-type="string">
            <text:p text:style-name="P9">ADMIN, REGULAR</text:p>
          </table:table-cell>
          <table:table-cell table:style-name="Table4.D2" office:value-type="string">
            <text:p text:style-name="P9">Actualizar contacto existente.</text:p>
          </table:table-cell>
        </table:table-row>
        <table:table-row>
          <table:table-cell table:style-name="Table4.A2" office:value-type="string">
            <text:p text:style-name="Table_20_Contents"><text:span text:style-name="T2">DELETE</text:span></text:p>
          </table:table-cell>
          <table:table-cell table:style-name="Table4.A2" office:value-type="string">
            <text:p text:style-name="Table_20_Contents"><text:span text:style-name="T2">/api/contactos/{id}</text:span></text:p>
          </table:table-cell>
          <table:table-cell table:style-name="Table4.A2" office:value-type="string">
            <text:p text:style-name="P9">ADMIN</text:p>
          </table:table-cell>
          <table:table-cell table:style-name="Table4.D2" office:value-type="string">
            <text:p text:style-name="Table_20_Contents">Baja lógica (<text:span text:style-name="T2">activo = 0</text:span>).</text:p>
          </table:table-cell>
        </table:table-row>
      </table:table>
      <text:p text:style-name="Text_20_body"/>
      <text:p text:style-name="Text_20_body"><text:span text:style-name="T1">Cambios en clases existentes:</text:span></text:p>
      <text:list text:style-name="L8">
        <text:list-item>
          <text:p text:style-name="P11"><text:span text:style-name="T2">SecurityConfig.java</text:span>: añadir regla explícita para <text:span text:style-name="T2">DELETE /api/contactos/**</text:span> con <text:span text:style-name="T2">hasAuthority("ROLE_ADMIN")</text:span>. El resto de endpoints de contactos se cubre con <text:span text:style-name="T2">.anyRequest().authenticated()</text:span>.</text:p>
        </text:list-item>
        <text:list-item>
          <text:p text:style-name="P11"><text:span text:style-name="T2">AuditoriaService</text:span> (o equivalente): registrar eventos <text:span text:style-name="T2">CONTACTO_CREADO</text:span>, <text:span text:style-name="T2">CONTACTO_EDITADO</text:span>, <text:span text:style-name="T2">CONTACTO_BAJA</text:span> en <text:span text:style-name="T2">BRM_CONFIG.AUD_AUDITORIA</text:span>.</text:p>
        </text:list-item>
      </text:list>
      <text:h text:style-name="Heading_20_3" text:outline-level="3" text:is-list-header="true">Frontend</text:h>
      <text:p text:style-name="Text_20_body"><text:span text:style-name="T1">Nuevos componentes / archivos a crear:</text:span></text:p>
      <table:table table:name="Table5" table:style-name="Table5">
        <table:table-column table:style-name="Table5.A" table:number-columns-repeated="3"/>
        <table:table-header-rows>
          <table:table-row>
            <table:table-cell table:style-name="Table5.A1" office:value-type="string">
              <text:p text:style-name="P8">Artefacto</text:p>
            </table:table-cell>
            <table:table-cell table:style-name="Table5.A1" office:value-type="string">
              <text:p text:style-name="P8">Tipo</text:p>
            </table:table-cell>
            <table:table-cell table:style-name="Table5.C1" office:value-type="string">
              <text:p text:style-name="P8">Ruta sugerida</text:p>
            </table:table-cell>
          </table:table-row>
        </table:table-header-rows>
        <table:table-row>
          <table:table-cell table:style-name="Table5.A2" office:value-type="string">
            <text:p text:style-name="Table_20_Contents"><text:span text:style-name="T2">ContactosComponent</text:span></text:p>
          </table:table-cell>
          <table:table-cell table:style-name="Table5.A2" office:value-type="string">
            <text:p text:style-name="P9">Componente lista</text:p>
          </table:table-cell>
          <table:table-cell table:style-name="Table5.C2" office:value-type="string">
            <text:p text:style-name="Table_20_Contents"><text:span text:style-name="T2">src/app/contactos/</text:span></text:p>
          </table:table-cell>
        </table:table-row>
        <table:table-row>
          <table:table-cell table:style-name="Table5.A2" office:value-type="string">
            <text:p text:style-name="Table_20_Contents"><text:span text:style-name="T2">ContactoFormComponent</text:span></text:p>
          </table:table-cell>
          <table:table-cell table:style-name="Table5.A2" office:value-type="string">
            <text:p text:style-name="P9">Componente formulario (crear/editar)</text:p>
          </table:table-cell>
          <table:table-cell table:style-name="Table5.C2" office:value-type="string">
            <text:p text:style-name="Table_20_Contents"><text:span text:style-name="T2">src/app/contactos/contacto-form/</text:span></text:p>
          </table:table-cell>
        </table:table-row>
        <table:table-row>
          <table:table-cell table:style-name="Table5.A2" office:value-type="string">
            <text:p text:style-name="Table_20_Contents"><text:span text:style-name="T2">ContactoDetalleComponent</text:span></text:p>
          </table:table-cell>
          <table:table-cell table:style-name="Table5.A2" office:value-type="string">
            <text:p text:style-name="P9">Componente detalle (lectura)</text:p>
          </table:table-cell>
          <table:table-cell table:style-name="Table5.C2" office:value-type="string">
            <text:p text:style-name="Table_20_Contents"><text:span text:style-name="T2">src/app/contactos/contacto-detalle/</text:span></text:p>
          </table:table-cell>
        </table:table-row>
        <table:table-row>
          <table:table-cell table:style-name="Table5.A2" office:value-type="string">
            <text:p text:style-name="Table_20_Contents"><text:span text:style-name="T2">contactos.service.ts</text:span></text:p>
          </table:table-cell>
          <table:table-cell table:style-name="Table5.A2" office:value-type="string">
            <text:p text:style-name="P9">Servicio HTTP</text:p>
          </table:table-cell>
          <table:table-cell table:style-name="Table5.C2" office:value-type="string">
            <text:p text:style-name="Table_20_Contents"><text:span text:style-name="T2">src/app/services/</text:span></text:p>
          </table:table-cell>
        </table:table-row>
        <table:table-row>
          <table:table-cell table:style-name="Table5.A2" office:value-type="string">
            <text:p text:style-name="Table_20_Contents"><text:span text:style-name="T2">contacto.model.ts</text:span></text:p>
          </table:table-cell>
          <table:table-cell table:style-name="Table5.A2" office:value-type="string">
            <text:p text:style-name="P9">Interfaz TypeScript</text:p>
          </table:table-cell>
          <table:table-cell table:style-name="Table5.C2" office:value-type="string">
            <text:p text:style-name="Table_20_Contents"><text:span text:style-name="T2">src/app/models/</text:span></text:p>
          </table:table-cell>
        </table:table-row>
      </table:table>
      <text:p text:style-name="Text_20_body"/>
      <text:p text:style-name="Text_20_body"><text:span text:style-name="T1">Cambios en archivos existentes:</text:span></text:p>
      <text:list text:style-name="L9">
        <text:list-item>
          <text:p text:style-name="P12"><text:span text:style-name="T2">app.routes.ts</text:span>: añadir rutas <text:span text:style-name="T2">/contactos</text:span> y <text:span text:style-name="T2">/contactos/:id</text:span> protegidas con <text:span text:style-name="T2">authGuard</text:span>. La ruta de baja no necesita ruta propia (es una acción dentro del listado).</text:p>
        </text:list-item>
        <text:list-item>
          <text:p text:style-name="P12">Menú de navegación (si existe): agregar enlace al módulo de Contactos visible para ambos roles.</text:p>
        </text:list-item>
        <text:list-item>
          <text:p text:style-name="P12">El botón de "Dar de baja" debe renderizarse condicionalmente mediante <text:span text:style-name="T2">*ngIf="isAdmin"</text:span> evaluado desde <text:span text:style-name="T2">AuthService</text:span>.</text:p>
        </text:list-item>
      </text:list>
      <text:p text:style-name="Text_20_body"><text:span text:style-name="T1">UX a considerar:</text:span></text:p>
      <text:list text:style-name="L10">
        <text:list-item>
          <text:p text:style-name="P13">El formulario de contactos se abre en modo modal o en vista de detalle desde la ficha del cliente.</text:p>
        </text:list-item>
        <text:list-item>
          <text:p text:style-name="P13">El listado de contactos es un sub-componente de la ficha del cliente (no una ruta independiente de primer nivel).</text:p>
        </text:list-item>
        <text:list-item>
          <text:p text:style-name="P13">Indicador visual (badge/chip) para el canal preferido: ícono de correo, teléfono o WhatsApp.</text:p>
        </text:list-item>
      </text:list>
      <text:h text:style-name="Heading_20_3" text:outline-level="3" text:is-list-header="true">Seguridad</text:h>
      <text:list text:style-name="L11">
        <text:list-item>
          <text:p text:style-name="P14">El <text:span text:style-name="T2">JwtFilter</text:span> existente ya extrae el <text:span text:style-name="T2">username</text:span> del token; <text:span text:style-name="T2">ContactoService</text:span> debe recibirlo del <text:span text:style-name="T2">SecurityContextHolder</text:span> para rellenar <text:span text:style-name="T2">creado_por</text:span>.</text:p>
        </text:list-item>
        <text:list-item>
          <text:p text:style-name="P14">El endpoint <text:span text:style-name="T2">DELETE /api/contactos/{id}</text:span> debe declararse en <text:span text:style-name="T2">SecurityConfig</text:span> con <text:span text:style-name="T2">hasAuthority("ROLE_ADMIN")</text:span>, igual que <text:span text:style-name="T2">/api/auditoria/**</text:span>.</text:p>
        </text:list-item>
        <text:list-item>
          <text:p text:style-name="P14">El frontend no debe confiar únicamente en la ocultación del botón: el backend valida el rol en cada petición.</text:p>
        </text:list-item>
        <text:list-item>
          <text:p text:style-name="P14">No se exponen IDs de otros clientes en la respuesta; el servicio filtra siempre por <text:span text:style-name="T2">id_cliente</text:span> del parámetro y valida que el cliente exista.</text:p>
        </text:list-item>
      </text:list>
      <text:p text:style-name="Horizontal_20_Line"/>
      <text:h text:style-name="Heading_20_2" text:outline-level="2">7. Flujo principal</text:h>
      <text:p text:style-name="Text_20_body"><text:span text:style-name="T1">Caso: Usuario REGULAR crea un contacto nuevo</text:span></text:p>
      <text:p text:style-name="P10">1. Usuario navega a la ficha de un cliente (CRM_CLIENTES).<text:line-break/>2. En la sección "Contactos" de la ficha, pulsa el botón "Nuevo contacto".<text:line-break/>3. El frontend abre el formulario ContactoFormComponent en modo creación.<text:line-break/>4. El usuario completa los campos obligatorios: nombre, apellido, email.<text:line-break/> <text:s text:c="2"/>- Opcionalmente: cargo, teléfono, canal_preferido.<text:line-break/>4. El frontend valida el formulario en cliente (formato email, campos requeridos).<text:line-break/>5. El usuario pulsa "Guardar".<text:line-break/>6. El frontend envía POST /api/contactos con el JWT en la cabecera Authorization.<text:line-break/>7. El JwtFilter valida el token y extrae el username.<text:line-break/>8. ContactoService valida:<text:line-break/> <text:s text:c="2"/>a. Que el id_cliente exista y esté activo.<text:line-break/> <text:s text:c="2"/>b. Que no exista otro contacto activo con el mismo email en ese cliente.<text:line-break/>9. Se persiste el registro en dbo.CRM_CONTACTOS con activo=1,<text:line-break/> <text:s text:c="2"/>fecha_creacion=NOW(), creado_por=&lt;username del JWT&gt;.<text:line-break/>10. Se registra el evento CONTACTO_CREADO en BRM_CONFIG.AUD_AUDITORIA.<text:line-break/>11. El backend devuelve 201 Created con el DTO del contacto creado.<text:line-break/>12. El frontend cierra el formulario, recarga el listado y muestra toast de éxito.</text:p>
      <text:p text:style-name="Horizontal_20_Line"/>
      <text:h text:style-name="Heading_20_2" text:outline-level="2">8. Flujos alternativos / errores</text:h>
      <table:table table:name="Table6" table:style-name="Table6">
        <table:table-column table:style-name="Table6.A" table:number-columns-repeated="4"/>
        <table:table-header-rows>
          <table:table-row>
            <table:table-cell table:style-name="Table6.A1" office:value-type="string">
              <text:p text:style-name="P8">Escenario</text:p>
            </table:table-cell>
            <table:table-cell table:style-name="Table6.A1" office:value-type="string">
              <text:p text:style-name="P8">Trigger</text:p>
            </table:table-cell>
            <table:table-cell table:style-name="Table6.A1" office:value-type="string">
              <text:p text:style-name="P8">Respuesta backend</text:p>
            </table:table-cell>
            <table:table-cell table:style-name="Table6.D1" office:value-type="string">
              <text:p text:style-name="P8">Mensaje frontend</text:p>
            </table:table-cell>
          </table:table-row>
        </table:table-header-rows>
        <table:table-row>
          <table:table-cell table:style-name="Table6.A2" office:value-type="string">
            <text:p text:style-name="P9">Email duplicado en el mismo cliente</text:p>
          </table:table-cell>
          <table:table-cell table:style-name="Table6.A2" office:value-type="string">
            <text:p text:style-name="Table_20_Contents">POST/PUT con email ya existente (<text:span text:style-name="T2">activo=1</text:span>)</text:p>
          </table:table-cell>
          <table:table-cell table:style-name="Table6.A2" office:value-type="string">
            <text:p text:style-name="Table_20_Contents"><text:span text:style-name="T2">409 Conflict</text:span></text:p>
          </table:table-cell>
          <table:table-cell table:style-name="Table6.D2" office:value-type="string">
            <text:p text:style-name="P9">"Ya existe un contacto activo con ese email en este cliente."</text:p>
          </table:table-cell>
        </table:table-row>
        <table:table-row>
          <table:table-cell table:style-name="Table6.A2" office:value-type="string">
            <text:p text:style-name="P9">Cliente inexistente o inactivo</text:p>
          </table:table-cell>
          <table:table-cell table:style-name="Table6.A2" office:value-type="string">
            <text:p text:style-name="Table_20_Contents"><text:span text:style-name="T2">id_cliente</text:span> no válido</text:p>
          </table:table-cell>
          <table:table-cell table:style-name="Table6.A2" office:value-type="string">
            <text:p text:style-name="Table_20_Contents"><text:span text:style-name="T2">422 Unprocessable Entity</text:span></text:p>
          </table:table-cell>
          <table:table-cell table:style-name="Table6.D2" office:value-type="string">
            <text:p text:style-name="P9">"El cliente asociado no existe o está inactivo."</text:p>
          </table:table-cell>
        </table:table-row>
        <table:table-row>
          <table:table-cell table:style-name="Table6.A2" office:value-type="string">
            <text:p text:style-name="P9">Canal preferido inválido</text:p>
          </table:table-cell>
          <table:table-cell table:style-name="Table6.A2" office:value-type="string">
            <text:p text:style-name="P9">Valor fuera de enum</text:p>
          </table:table-cell>
          <table:table-cell table:style-name="Table6.A2" office:value-type="string">
            <text:p text:style-name="Table_20_Contents"><text:span text:style-name="T2">400 Bad Request</text:span></text:p>
          </table:table-cell>
          <table:table-cell table:style-name="Table6.D2" office:value-type="string">
            <text:p text:style-name="P9">"El canal preferido debe ser EMAIL, TELEFONO o WHATSAPP."</text:p>
          </table:table-cell>
        </table:table-row>
        <table:table-row>
          <table:table-cell table:style-name="Table6.A2" office:value-type="string">
            <text:p text:style-name="P9">Intento de baja por REGULAR</text:p>
          </table:table-cell>
          <table:table-cell table:style-name="Table6.A2" office:value-type="string">
            <text:p text:style-name="Table_20_Contents"><text:span text:style-name="T2">DELETE</text:span> con rol <text:span text:style-name="T2">REGULAR</text:span></text:p>
          </table:table-cell>
          <table:table-cell table:style-name="Table6.A2" office:value-type="string">
            <text:p text:style-name="Table_20_Contents"><text:span text:style-name="T2">403 Forbidden</text:span></text:p>
          </table:table-cell>
          <table:table-cell table:style-name="Table6.D2" office:value-type="string">
            <text:p text:style-name="P9">"No tiene permisos para dar de baja un contacto."</text:p>
          </table:table-cell>
        </table:table-row>
        <table:table-row>
          <table:table-cell table:style-name="Table6.A2" office:value-type="string">
            <text:p text:style-name="P9">Intento de editar contacto inactivo</text:p>
          </table:table-cell>
          <table:table-cell table:style-name="Table6.A2" office:value-type="string">
            <text:p text:style-name="Table_20_Contents"><text:span text:style-name="T2">PUT</text:span> sobre <text:span text:style-name="T2">activo=0</text:span></text:p>
          </table:table-cell>
          <table:table-cell table:style-name="Table6.A2" office:value-type="string">
            <text:p text:style-name="Table_20_Contents"><text:span text:style-name="T2">409 Conflict</text:span></text:p>
          </table:table-cell>
          <table:table-cell table:style-name="Table6.D2" office:value-type="string">
            <text:p text:style-name="P9">"El contacto está inactivo y no puede ser modificado."</text:p>
          </table:table-cell>
        </table:table-row>
        <table:table-row>
          <table:table-cell table:style-name="Table6.A2" office:value-type="string">
            <text:p text:style-name="P9">Token JWT ausente o expirado</text:p>
          </table:table-cell>
          <table:table-cell table:style-name="Table6.A2" office:value-type="string">
            <text:p text:style-name="P9">Cualquier request sin token válido</text:p>
          </table:table-cell>
          <table:table-cell table:style-name="Table6.A2" office:value-type="string">
            <text:p text:style-name="Table_20_Contents"><text:span text:style-name="T2">401 Unauthorized</text:span></text:p>
          </table:table-cell>
          <table:table-cell table:style-name="Table6.D2" office:value-type="string">
            <text:p text:style-name="P9">Redirige al login (interceptor Angular).</text:p>
          </table:table-cell>
        </table:table-row>
        <table:table-row>
          <table:table-cell table:style-name="Table6.A2" office:value-type="string">
            <text:p text:style-name="P9">Contacto no encontrado</text:p>
          </table:table-cell>
          <table:table-cell table:style-name="Table6.A2" office:value-type="string">
            <text:p text:style-name="Table_20_Contents"><text:span text:style-name="T2">GET/PUT/DELETE</text:span> con id inexistente</text:p>
          </table:table-cell>
          <table:table-cell table:style-name="Table6.A2" office:value-type="string">
            <text:p text:style-name="Table_20_Contents"><text:span text:style-name="T2">404 Not Found</text:span></text:p>
          </table:table-cell>
          <table:table-cell table:style-name="Table6.D2" office:value-type="string">
            <text:p text:style-name="P9">"Contacto no encontrado."</text:p>
          </table:table-cell>
        </table:table-row>
        <table:table-row>
          <table:table-cell table:style-name="Table6.A2" office:value-type="string">
            <text:p text:style-name="P9">Error interno de servidor</text:p>
          </table:table-cell>
          <table:table-cell table:style-name="Table6.A2" office:value-type="string">
            <text:p text:style-name="P9">Excepción no controlada</text:p>
          </table:table-cell>
          <table:table-cell table:style-name="Table6.A2" office:value-type="string">
            <text:p text:style-name="Table_20_Contents"><text:span text:style-name="T2">500 Internal Server Error</text:span></text:p>
          </table:table-cell>
          <table:table-cell table:style-name="Table6.D2" office:value-type="string">
            <text:p text:style-name="P9">"Error inesperado. Por favor, intente nuevamente."</text:p>
          </table:table-cell>
        </table:table-row>
      </table:table>
      <text:p text:style-name="Text_20_body"/>
      <text:p text:style-name="Horizontal_20_Line"/>
      <text:h text:style-name="Heading_20_2" text:outline-level="2">9. Dependencias</text:h>
      <table:table table:name="Table7" table:style-name="Table7">
        <table:table-column table:style-name="Table7.A" table:number-columns-repeated="4"/>
        <table:table-header-rows>
          <table:table-row>
            <table:table-cell table:style-name="Table7.A1" office:value-type="string">
              <text:p text:style-name="P8">Dependencia</text:p>
            </table:table-cell>
            <table:table-cell table:style-name="Table7.A1" office:value-type="string">
              <text:p text:style-name="P8">Tipo</text:p>
            </table:table-cell>
            <table:table-cell table:style-name="Table7.A1" office:value-type="string">
              <text:p text:style-name="P8">Estado</text:p>
            </table:table-cell>
            <table:table-cell table:style-name="Table7.D1" office:value-type="string">
              <text:p text:style-name="P8">Notas</text:p>
            </table:table-cell>
          </table:table-row>
        </table:table-header-rows>
        <table:table-row>
          <table:table-cell table:style-name="Table7.A2" office:value-type="string">
            <text:p text:style-name="Table_20_Contents"><text:span text:style-name="T2">dbo.CRM_CLIENTES</text:span></text:p>
          </table:table-cell>
          <table:table-cell table:style-name="Table7.A2" office:value-type="string">
            <text:p text:style-name="P9">Tabla BD (FK)</text:p>
          </table:table-cell>
          <table:table-cell table:style-name="Table7.A2" office:value-type="string">
            <text:p text:style-name="P9">Desarrollo en Sprint 2</text:p>
          </table:table-cell>
          <table:table-cell table:style-name="Table7.D2" office:value-type="string">
            <text:p text:style-name="P9">Los contactos no pueden crearse si la tabla de clientes no existe. Contactos depende de Clientes en el sprint.</text:p>
          </table:table-cell>
        </table:table-row>
        <table:table-row>
          <table:table-cell table:style-name="Table7.A2" office:value-type="string">
            <text:p text:style-name="Table_20_Contents"><text:span text:style-name="T2">BRM_CONFIG.AUD_AUDITORIA</text:span></text:p>
          </table:table-cell>
          <table:table-cell table:style-name="Table7.A2" office:value-type="string">
            <text:p text:style-name="P9">Tabla BD (auditoría)</text:p>
          </table:table-cell>
          <table:table-cell table:style-name="Table7.A2" office:value-type="string">
            <text:p text:style-name="P9">Disponible (Sprint 1)</text:p>
          </table:table-cell>
          <table:table-cell table:style-name="Table7.D2" office:value-type="string">
            <text:p text:style-name="P9">Ya utilizada por otros módulos.</text:p>
          </table:table-cell>
        </table:table-row>
        <table:table-row>
          <table:table-cell table:style-name="Table7.A2" office:value-type="string">
            <text:p text:style-name="Table_20_Contents"><text:span text:style-name="T2">JwtFilter</text:span> / <text:span text:style-name="T2">JwtUtil</text:span></text:p>
          </table:table-cell>
          <table:table-cell table:style-name="Table7.A2" office:value-type="string">
            <text:p text:style-name="P9">Infraestructura auth</text:p>
          </table:table-cell>
          <table:table-cell table:style-name="Table7.A2" office:value-type="string">
            <text:p text:style-name="P9">Disponible (Sprint 1)</text:p>
          </table:table-cell>
          <table:table-cell table:style-name="Table7.D2" office:value-type="string">
            <text:p text:style-name="Table_20_Contents">Se reutiliza sin cambios para extraer <text:span text:style-name="T2">username</text:span>.</text:p>
          </table:table-cell>
        </table:table-row>
        <table:table-row>
          <table:table-cell table:style-name="Table7.A2" office:value-type="string">
            <text:p text:style-name="Table_20_Contents"><text:span text:style-name="T2">SecurityConfig</text:span></text:p>
          </table:table-cell>
          <table:table-cell table:style-name="Table7.A2" office:value-type="string">
            <text:p text:style-name="P9">Seguridad</text:p>
          </table:table-cell>
          <table:table-cell table:style-name="Table7.A2" office:value-type="string">
            <text:p text:style-name="P9">Disponible (Sprint 1)</text:p>
          </table:table-cell>
          <table:table-cell table:style-name="Table7.D2" office:value-type="string">
            <text:p text:style-name="P9">Requiere modificación mínima para el endpoint DELETE.</text:p>
          </table:table-cell>
        </table:table-row>
        <table:table-row>
          <table:table-cell table:style-name="Table7.A2" office:value-type="string">
            <text:p text:style-name="Table_20_Contents"><text:span text:style-name="T2">authGuard</text:span> / <text:span text:style-name="T2">adminGuard</text:span></text:p>
          </table:table-cell>
          <table:table-cell table:style-name="Table7.A2" office:value-type="string">
            <text:p text:style-name="P9">Guards Angular</text:p>
          </table:table-cell>
          <table:table-cell table:style-name="Table7.A2" office:value-type="string">
            <text:p text:style-name="P9">Disponibles (Sprint 1)</text:p>
          </table:table-cell>
          <table:table-cell table:style-name="Table7.D2" office:value-type="string">
            <text:p text:style-name="P9">Se reutilizan para las nuevas rutas.</text:p>
          </table:table-cell>
        </table:table-row>
        <table:table-row>
          <table:table-cell table:style-name="Table7.A2" office:value-type="string">
            <text:p text:style-name="Table_20_Contents"><text:span text:style-name="T2">AuthInterceptor</text:span> Angular</text:p>
          </table:table-cell>
          <table:table-cell table:style-name="Table7.A2" office:value-type="string">
            <text:p text:style-name="P9">Interceptor HTTP</text:p>
          </table:table-cell>
          <table:table-cell table:style-name="Table7.A2" office:value-type="string">
            <text:p text:style-name="P9">Disponible (Sprint 1)</text:p>
          </table:table-cell>
          <table:table-cell table:style-name="Table7.D2" office:value-type="string">
            <text:p text:style-name="P9">Adjunta el JWT a todas las peticiones automáticamente.</text:p>
          </table:table-cell>
        </table:table-row>
      </table:table>
      <text:p text:style-name="Text_20_body"/>
      <text:p text:style-name="Text_20_body"><text:span text:style-name="T1">Orden de implementación recomendado dentro del Sprint 2:</text:span></text:p>
      <text:list text:style-name="L12">
        <text:list-item>
          <text:p text:style-name="P15">Tabla <text:span text:style-name="T2">dbo.CRM_CLIENTES</text:span> (prerequisito).</text:p>
        </text:list-item>
        <text:list-item>
          <text:p text:style-name="P15">Tabla <text:span text:style-name="T2">dbo.CRM_CONTACTOS</text:span> (script DDL).</text:p>
        </text:list-item>
        <text:list-item>
          <text:p text:style-name="P15">Backend: entidad, repository, service, controller.</text:p>
        </text:list-item>
        <text:list-item>
          <text:p text:style-name="P15">Frontend: servicio HTTP, modelo, componentes, rutas.</text:p>
        </text:list-item>
      </text:list>
      <text:p text:style-name="Horizontal_20_Line"/>
      <text:h text:style-name="Heading_20_2" text:outline-level="2">10. Estimación de complejidad</text:h>
      <table:table table:name="Table8" table:style-name="Table8">
        <table:table-column table:style-name="Table8.A" table:number-columns-repeated="4"/>
        <table:table-header-rows>
          <table:table-row>
            <table:table-cell table:style-name="Table8.A1" office:value-type="string">
              <text:p text:style-name="P8">Historia</text:p>
            </table:table-cell>
            <table:table-cell table:style-name="Table8.A1" office:value-type="string">
              <text:p text:style-name="P8">Puntos</text:p>
            </table:table-cell>
            <table:table-cell table:style-name="Table8.A1" office:value-type="string">
              <text:p text:style-name="P8">Complejidad</text:p>
            </table:table-cell>
            <table:table-cell table:style-name="Table8.D1" office:value-type="string">
              <text:p text:style-name="P8">Justificación</text:p>
            </table:table-cell>
          </table:table-row>
        </table:table-header-rows>
        <table:table-row>
          <table:table-cell table:style-name="Table8.A2" office:value-type="string">
            <text:p text:style-name="P9">HU-CON-01 Listar contactos</text:p>
          </table:table-cell>
          <table:table-cell table:style-name="Table8.A2" office:value-type="string">
            <text:p text:style-name="P9">3</text:p>
          </table:table-cell>
          <table:table-cell table:style-name="Table8.A2" office:value-type="string">
            <text:p text:style-name="P9">Baja</text:p>
          </table:table-cell>
          <table:table-cell table:style-name="Table8.D2" office:value-type="string">
            <text:p text:style-name="P9">GET con filtro; reutiliza patrones existentes de listado.</text:p>
          </table:table-cell>
        </table:table-row>
        <table:table-row>
          <table:table-cell table:style-name="Table8.A2" office:value-type="string">
            <text:p text:style-name="P9">HU-CON-02 Crear contacto</text:p>
          </table:table-cell>
          <table:table-cell table:style-name="Table8.A2" office:value-type="string">
            <text:p text:style-name="P9">5</text:p>
          </table:table-cell>
          <table:table-cell table:style-name="Table8.A2" office:value-type="string">
            <text:p text:style-name="P9">Media</text:p>
          </table:table-cell>
          <table:table-cell table:style-name="Table8.D2" office:value-type="string">
            <text:p text:style-name="P9">Validaciones de negocio (unicidad email, cliente activo), auditoría, extracción del username del JWT.</text:p>
          </table:table-cell>
        </table:table-row>
        <table:table-row>
          <table:table-cell table:style-name="Table8.A2" office:value-type="string">
            <text:p text:style-name="P9">HU-CON-03 Editar contacto</text:p>
          </table:table-cell>
          <table:table-cell table:style-name="Table8.A2" office:value-type="string">
            <text:p text:style-name="P9">3</text:p>
          </table:table-cell>
          <table:table-cell table:style-name="Table8.A2" office:value-type="string">
            <text:p text:style-name="P9">Baja-Media</text:p>
          </table:table-cell>
          <table:table-cell table:style-name="Table8.D2" office:value-type="string">
            <text:p text:style-name="Table_20_Contents">Igual que creación pero sin la lógica de <text:span text:style-name="T2">creado_por</text:span>; reutiliza formulario.</text:p>
          </table:table-cell>
        </table:table-row>
        <table:table-row>
          <table:table-cell table:style-name="Table8.A2" office:value-type="string">
            <text:p text:style-name="P9">HU-CON-04 Baja lógica</text:p>
          </table:table-cell>
          <table:table-cell table:style-name="Table8.A2" office:value-type="string">
            <text:p text:style-name="P9">2</text:p>
          </table:table-cell>
          <table:table-cell table:style-name="Table8.A2" office:value-type="string">
            <text:p text:style-name="P9">Baja</text:p>
          </table:table-cell>
          <table:table-cell table:style-name="Table8.D2" office:value-type="string">
            <text:p text:style-name="P9">PATCH/DELETE simple; principal complejidad está en el control de acceso por rol.</text:p>
          </table:table-cell>
        </table:table-row>
        <table:table-row>
          <table:table-cell table:style-name="Table8.A2" office:value-type="string">
            <text:p text:style-name="P9">HU-CON-05 Ver detalle</text:p>
          </table:table-cell>
          <table:table-cell table:style-name="Table8.A2" office:value-type="string">
            <text:p text:style-name="P9">2</text:p>
          </table:table-cell>
          <table:table-cell table:style-name="Table8.A2" office:value-type="string">
            <text:p text:style-name="P9">Baja</text:p>
          </table:table-cell>
          <table:table-cell table:style-name="Table8.D2" office:value-type="string">
            <text:p text:style-name="P9">GET by id; componente de lectura.</text:p>
          </table:table-cell>
        </table:table-row>
        <table:table-row>
          <table:table-cell table:style-name="Table8.A2" office:value-type="string">
            <text:p text:style-name="Table_20_Contents"><text:span text:style-name="T1">DDL + migración BD</text:span></text:p>
          </table:table-cell>
          <table:table-cell table:style-name="Table8.A2" office:value-type="string">
            <text:p text:style-name="P9">2</text:p>
          </table:table-cell>
          <table:table-cell table:style-name="Table8.A2" office:value-type="string">
            <text:p text:style-name="P9">Baja</text:p>
          </table:table-cell>
          <table:table-cell table:style-name="Table8.D2" office:value-type="string">
            <text:p text:style-name="P9">Script sencillo; sin datos de migración.</text:p>
          </table:table-cell>
        </table:table-row>
        <table:table-row>
          <table:table-cell table:style-name="Table8.A2" office:value-type="string">
            <text:p text:style-name="Table_20_Contents"><text:span text:style-name="T1">TOTAL</text:span></text:p>
          </table:table-cell>
          <table:table-cell table:style-name="Table8.A2" office:value-type="string">
            <text:p text:style-name="Table_20_Contents"><text:span text:style-name="T1">17</text:span></text:p>
          </table:table-cell>
          <table:table-cell table:style-name="Table8.A2" office:value-type="string">
            <text:p text:style-name="P9">—</text:p>
          </table:table-cell>
          <table:table-cell table:style-name="Table8.D2" office:value-type="string">
            <text:p text:style-name="P9">—</text:p>
          </table:table-cell>
        </table:table-row>
      </table:table>
      <text:p text:style-name="Text_20_body"/>
      <text:p text:style-name="Text_20_body"><text:span text:style-name="T1">Complejidad global del módulo: MEDIA</text:span></text:p>
      <text:p text:style-name="Text_20_body">El módulo no introduce tecnologías nuevas. Su complejidad reside en la correcta gestión del control de acceso diferenciado y en las validaciones de integridad relacional (FK cliente + unicidad email).</text:p>
      <text:p text:style-name="Horizontal_20_Line"/>
      <text:h text:style-name="Heading_20_2" text:outline-level="2">11. Instrucciones para el desarrollador</text:h>
      <text:h text:style-name="Heading_20_3" text:outline-level="3">11.1 Base de datos</text:h>
      <text:list text:style-name="L13">
        <text:list-item>
          <text:p text:style-name="P16">Verificar que la tabla <text:span text:style-name="T2">dbo.CRM_CLIENTES</text:span> existe antes de ejecutar el DDL de contactos (FK dependency).</text:p>
        </text:list-item>
        <text:list-item>
          <text:p text:style-name="P16">Ejecutar el script DDL de la sección 5 en la base de datos <text:span text:style-name="T2">logindb</text:span>.</text:p>
        </text:list-item>
        <text:list-item>
          <text:p text:style-name="P16">Validar el constraint <text:span text:style-name="T2">CHK_CANAL_PREFERIDO</text:span> con un INSERT de prueba con valor inválido (debe fallar con error de constraint).</text:p>
        </text:list-item>
        <text:list-item>
          <text:p text:style-name="P16">Validar la FK insertando un contacto con <text:span text:style-name="T2">id_cliente</text:span> inexistente (debe fallar).</text:p>
        </text:list-item>
      </text:list>
      <text:h text:style-name="Heading_20_3" text:outline-level="3" text:is-list-header="true">11.2 Backend</text:h>
      <text:list text:style-name="L14">
        <text:list-item>
          <text:p text:style-name="P17">Crear el paquete <text:span text:style-name="T2">com.sergio.login.contacto</text:span> (y sub-paquete <text:span text:style-name="T2">dto</text:span>).</text:p>
        </text:list-item>
        <text:list-item>
          <text:p text:style-name="P17">La entidad <text:span text:style-name="T2">Contacto.java</text:span> debe usar <text:span text:style-name="T2">@ManyToOne</text:span> sobre <text:span text:style-name="T2">Cliente</text:span> para la FK.</text:p>
        </text:list-item>
        <text:list-item>
          <text:p text:style-name="P17">En <text:span text:style-name="T2">ContactoService.java</text:span>, obtener el username autenticado con:</text:p>
          <text:p text:style-name="P18">String username = SecurityContextHolder.getContext()<text:line-break/> <text:s text:c="3"/>.getAuthentication().getName();</text:p>
        </text:list-item>
        <text:list-item>
          <text:p text:style-name="P17">Añadir en <text:span text:style-name="T2">SecurityConfig.java</text:span>:</text:p>
          <text:p text:style-name="P18">.requestMatchers(HttpMethod.DELETE, "/api/contactos/**").hasAuthority("ROLE_ADMIN")</text:p>
          <text:p text:style-name="P17">Esta línea debe ir <text:span text:style-name="T1">antes</text:span> de <text:span text:style-name="T2">.anyRequest().authenticated()</text:span>.</text:p>
        </text:list-item>
        <text:list-item>
          <text:p text:style-name="P17">Validar en el servicio (no solo en BD) que no exista contacto con <text:span text:style-name="T2">activo=1</text:span>, mismo <text:span text:style-name="T2">id_cliente</text:span> y mismo <text:span text:style-name="T2">email</text:span> antes de hacer el INSERT/UPDATE.</text:p>
        </text:list-item>
        <text:list-item>
          <text:p text:style-name="P17">El endpoint DELETE no elimina el registro: ejecuta <text:span text:style-name="T2">UPDATE SET activo = 0</text:span>.</text:p>
        </text:list-item>
        <text:list-item>
          <text:p text:style-name="P17">Registrar en auditoría usando el servicio/repositorio existente de <text:span text:style-name="T2">BRM_CONFIG.AUD_AUDITORIA</text:span>.</text:p>
        </text:list-item>
      </text:list>
      <text:h text:style-name="Heading_20_3" text:outline-level="3" text:is-list-header="true">11.3 Frontend</text:h>
      <text:list text:style-name="L15">
        <text:list-item>
          <text:p text:style-name="P19">Añadir en <text:span text:style-name="T2">app.routes.ts</text:span> las rutas de contactos protegidas con <text:span text:style-name="T2">authGuard</text:span>:</text:p>
          <text:p text:style-name="P20">{ path: 'clientes/:idCliente/contactos',<text:line-break/> <text:s/>component: ContactosComponent,<text:line-break/> <text:s/>canActivate: [authGuard] },<text:line-break/>{ path: 'clientes/:idCliente/contactos/nuevo',<text:line-break/> <text:s/>component: ContactoFormComponent,<text:line-break/> <text:s/>canActivate: [authGuard] },<text:line-break/>{ path: 'clientes/:idCliente/contactos/:id/editar',<text:line-break/> <text:s/>component: ContactoFormComponent,<text:line-break/> <text:s/>canActivate: [authGuard] },</text:p>
        </text:list-item>
        <text:list-item>
          <text:p text:style-name="P19">El botón "Dar de baja" se condiciona con:</text:p>
          <text:p text:style-name="P20">isAdmin(): boolean {<text:line-break/> <text:s/>return this.authService.getRol() === 'ADMIN';<text:line-break/>}</text:p>
          <text:p text:style-name="P19">Y en el template: <text:span text:style-name="T2">*ngIf="isAdmin()"</text:span>.</text:p>
        </text:list-item>
        <text:list-item>
          <text:p text:style-name="P19">El servicio <text:span text:style-name="T2">contactos.service.ts</text:span> debe usar el <text:span text:style-name="T2">AuthInterceptor</text:span> existente (automático); no añadir cabeceras de auth manualmente.</text:p>
        </text:list-item>
        <text:list-item>
          <text:p text:style-name="P19">Manejar el <text:span text:style-name="T2">403</text:span> del DELETE mostrando un mensaje de error, aunque el botón esté oculto (defensa en profundidad).</text:p>
        </text:list-item>
        <text:list-item>
          <text:p text:style-name="P19">El campo <text:span text:style-name="T2">canal_preferido</text:span> se implementa como <text:span text:style-name="T2">&lt;select&gt;</text:span> con las opciones <text:span text:style-name="T2">EMAIL</text:span>, <text:span text:style-name="T2">TELEFONO</text:span>, <text:span text:style-name="T2">WHATSAPP</text:span> (valores exactos en mayúsculas, que son los que espera el backend y el constraint de BD).</text:p>
        </text:list-item>
      </text:list>
      <text:h text:style-name="Heading_20_3" text:outline-level="3" text:is-list-header="true">11.4 Pruebas mínimas requeridas</text:h>
      <text:list text:style-name="L16">
        <text:list-item>
          <text:p text:style-name="P21"><loext:content-control loext:checkbox="true" loext:checked-state="☒" loext:unchecked-state="☐" loext:id="398487913">☐</loext:content-control> Crear contacto como REGULAR → éxito (201).</text:p>
        </text:list-item>
        <text:list-item>
          <text:p text:style-name="P21"><loext:content-control loext:checkbox="true" loext:checked-state="☒" loext:unchecked-state="☐" loext:id="1357322220">☐</loext:content-control> Crear contacto con email duplicado (mismo cliente, activo) → error 409.</text:p>
        </text:list-item>
        <text:list-item>
          <text:p text:style-name="P21"><loext:content-control loext:checkbox="true" loext:checked-state="☒" loext:unchecked-state="☐" loext:id="1606224858">☐</loext:content-control> Editar contacto como REGULAR → éxito (200).</text:p>
        </text:list-item>
        <text:list-item>
          <text:p text:style-name="P21"><loext:content-control loext:checkbox="true" loext:checked-state="☒" loext:unchecked-state="☐" loext:id="1379178278">☐</loext:content-control> Dar de baja como ADMIN → éxito (200, <text:span text:style-name="T2">activo=0</text:span> en BD).</text:p>
        </text:list-item>
        <text:list-item>
          <text:p text:style-name="P21"><loext:content-control loext:checkbox="true" loext:checked-state="☒" loext:unchecked-state="☐" loext:id="1748306621">☐</loext:content-control> Intentar dar de baja como REGULAR → error 403.</text:p>
        </text:list-item>
        <text:list-item>
          <text:p text:style-name="P21"><loext:content-control loext:checkbox="true" loext:checked-state="☒" loext:unchecked-state="☐" loext:id="2068943183">☐</loext:content-control> Verificar registro en <text:span text:style-name="T2">BRM_CONFIG.AUD_AUDITORIA</text:span> tras cada operación de escritura.</text:p>
        </text:list-item>
        <text:list-item>
          <text:p text:style-name="P21"><loext:content-control loext:checkbox="true" loext:checked-state="☒" loext:unchecked-state="☐" loext:id="843019420">☐</loext:content-control> Verificar que el contacto dado de baja no aparece en el listado por defecto.</text:p>
        </text:list-item>
      </text:list>
      <text:p text:style-name="Horizontal_20_Line"/>
      <text:p text:style-name="Text_20_body"><text:span text:style-name="T3">Documento generado para el Sprint 2 del CRM login-app. Revisión y aprobación requerida del Tech Lead antes de iniciar desarrollo.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8" meta:image-count="0" meta:object-count="0" meta:page-count="1" meta:paragraph-count="383" meta:word-count="2593" meta:character-count="18052" meta:non-whitespace-character-count="15463"/>
    <meta:generator>LibreOffice/26.2.2.2$Linux_X86_64 LibreOffice_project/620$Build-2</meta:generator>
  </office:meta>
</office:document-meta>
</file>